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19b12" officeooo:paragraph-rsid="00119b12"/>
    </style:style>
    <style:style style:name="P2" style:family="paragraph" style:parent-style-name="Standard">
      <style:text-properties officeooo:rsid="00119b12" officeooo:paragraph-rsid="00119b12"/>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6">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list-style-name="L18"/>
    <style:style style:name="P38" style:family="paragraph" style:parent-style-name="Text_20_body" style:list-style-name="L18">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a detailed analysis of <text:span text:style-name="Strong_20_Emphasis">PCI-DSS Requirement 3</text:span> (Protecting Stored Data), which includes practical implementation steps, examples of documents (policies and procedures), and recommendations for the employees involved in the process.</text:p>
      <text:p text:style-name="Horizontal_20_Line"/>
      <text:h text:style-name="Heading_20_3" text:outline-level="3"><text:span text:style-name="Strong_20_Emphasis">PCI-DSS Requirement 3: Protecting Stored Data</text:span></text:h>
      <text:p text:style-name="Text_20_body"><text:span text:style-name="Strong_20_Emphasis">Goal</text:span>: Ensure that stored <text:span text:style-name="Strong_20_Emphasis">Cardholder Data (CHD)</text:span>, such as <text:span text:style-name="Strong_20_Emphasis">Primary Account Numbers (PANs)</text:span>, is protected by implementing strong encryption, masking, and key management practices. It also ensures that sensitive authentication data is not stored.</text:p>
      <text:p text:style-name="Horizontal_20_Line"/>
      <text:h text:style-name="Heading_20_3" text:outline-level="3"><text:span text:style-name="Strong_20_Emphasis">Key Sub-Requirements of Requirement 3</text:span>:</text:h>
      <text:h text:style-name="Heading_20_4" text:outline-level="4"><text:span text:style-name="Strong_20_Emphasis">1. Limiting CHD Storage and Retention to Essential (3.1)</text:span></text:h>
      <text:list text:style-name="L1">
        <text:list-item>
          <text:p text:style-name="P4"><text:span text:style-name="Strong_20_Emphasis">Description</text:span>: Store only the necessary cardholder data (CHD) and limit how long it is retained.</text:p>
        </text:list-item>
        <text:list-item>
          <text:p text:style-name="P4"><text:span text:style-name="Strong_20_Emphasis">Action Steps</text:span>:</text:p>
          <text:list>
            <text:list-item>
              <text:p text:style-name="P4">Establish a <text:span text:style-name="Strong_20_Emphasis">Data Retention Policy</text:span> that clearly states the purpose of retaining CHD and how long it should be kept.</text:p>
            </text:list-item>
            <text:list-item>
              <text:p text:style-name="P3">Define procedures for securely <text:span text:style-name="Strong_20_Emphasis">disposing of CHD</text:span>, including shredding printed materials and securely wiping digital files.</text:p>
            </text:list-item>
          </text:list>
        </text:list-item>
      </text:list>
      <text:h text:style-name="Heading_20_4" text:outline-level="4"><text:span text:style-name="Strong_20_Emphasis">Example</text:span>:</text:h>
      <text:p text:style-name="Text_20_body">A retail company retains CHD only for payment processing purposes. After 90 days, the data is automatically deleted from the system, and printed records are shredded.</text:p>
      <text:p text:style-name="Horizontal_20_Line"/>
      <text:h text:style-name="Heading_20_4" text:outline-level="4"><text:span text:style-name="Strong_20_Emphasis">2. Not Storing Sensitive Authentication Data (SAD) (3.2)</text:span></text:h>
      <text:list text:style-name="L2">
        <text:list-item>
          <text:p text:style-name="P6"><text:span text:style-name="Strong_20_Emphasis">Description</text:span>: Sensitive data such as <text:span text:style-name="Strong_20_Emphasis">CVV codes</text:span>, <text:span text:style-name="Strong_20_Emphasis">PINs</text:span>, or <text:span text:style-name="Strong_20_Emphasis">magnetic track</text:span> information should never be stored after authorization.</text:p>
        </text:list-item>
        <text:list-item>
          <text:p text:style-name="P6"><text:span text:style-name="Strong_20_Emphasis">Action Steps</text:span>:</text:p>
          <text:list>
            <text:list-item>
              <text:p text:style-name="P6">Ensure no system, database, or application retains SAD.</text:p>
            </text:list-item>
            <text:list-item>
              <text:p text:style-name="P5">Implement <text:span text:style-name="Strong_20_Emphasis">auditing</text:span> to ensure no SAD is being stored unintentionally.</text:p>
            </text:list-item>
          </text:list>
        </text:list-item>
      </text:list>
      <text:h text:style-name="Heading_20_4" text:outline-level="4"><text:span text:style-name="Strong_20_Emphasis">Example</text:span>:</text:h>
      <text:p text:style-name="Text_20_body">The company's payment processing system is designed to discard <text:span text:style-name="Strong_20_Emphasis">CVV codes</text:span> after the authorization is complete. Regular audits ensure no SAD is stored anywhere in the system.</text:p>
      <text:p text:style-name="Horizontal_20_Line"/>
      <text:h text:style-name="Heading_20_4" text:outline-level="4"><text:span text:style-name="Strong_20_Emphasis">3. Masking Stored PANs (First 6 + Last 4 Digits) (3.3)</text:span></text:h>
      <text:list text:style-name="L3">
        <text:list-item>
          <text:p text:style-name="P8"><text:span text:style-name="Strong_20_Emphasis">Description</text:span>: Cardholder data should be masked when displayed to users, showing only the first six and last four digits of the PAN.</text:p>
        </text:list-item>
        <text:list-item>
          <text:p text:style-name="P8"><text:span text:style-name="Strong_20_Emphasis">Action Steps</text:span>:</text:p>
          <text:list>
            <text:list-item>
              <text:p text:style-name="P8">Implement <text:span text:style-name="Strong_20_Emphasis">role-based access</text:span> to ensure only authorized users can view full PANs.</text:p>
            </text:list-item>
            <text:list-item>
              <text:p text:style-name="P7"><text:soft-page-break/>Ensure all employees can only view masked PANs unless authorized for full access.</text:p>
            </text:list-item>
          </text:list>
        </text:list-item>
      </text:list>
      <text:h text:style-name="Heading_20_4" text:outline-level="4"><text:span text:style-name="Strong_20_Emphasis">Example</text:span>:</text:h>
      <text:p text:style-name="Text_20_body">In a customer service portal, only authorized managers can see the full PAN. All other employees see only the masked PAN (e.g., 1234 56XX XXXX 7890).</text:p>
      <text:p text:style-name="Horizontal_20_Line"/>
      <text:h text:style-name="Heading_20_4" text:outline-level="4"><text:span text:style-name="Strong_20_Emphasis">4. Rendering PAN Unreadable on All Communication Channels (3.4)</text:span></text:h>
      <text:list text:style-name="L4">
        <text:list-item>
          <text:p text:style-name="P10"><text:span text:style-name="Strong_20_Emphasis">Description</text:span>: PANs must be rendered unreadable during transmission over public networks using encryption, masking, or tokenization.</text:p>
        </text:list-item>
        <text:list-item>
          <text:p text:style-name="P10"><text:span text:style-name="Strong_20_Emphasis">Action Steps</text:span>:</text:p>
          <text:list>
            <text:list-item>
              <text:p text:style-name="P10">Ensure strong encryption (e.g., <text:span text:style-name="Strong_20_Emphasis">AES-256</text:span>) is used for all communication channels that transmit PANs.</text:p>
            </text:list-item>
            <text:list-item>
              <text:p text:style-name="P9">Implement <text:span text:style-name="Strong_20_Emphasis">SSL/TLS</text:span> protocols for all network communications involving CHD.</text:p>
            </text:list-item>
          </text:list>
        </text:list-item>
      </text:list>
      <text:h text:style-name="Heading_20_4" text:outline-level="4"><text:span text:style-name="Strong_20_Emphasis">Example</text:span>:</text:h>
      <text:p text:style-name="Text_20_body">An online retailer uses <text:span text:style-name="Strong_20_Emphasis">AES-256 encryption</text:span> and SSL/TLS to ensure that PANs are unreadable during payment processing and are not stored in plaintext anywhere in the system.</text:p>
      <text:p text:style-name="Horizontal_20_Line"/>
      <text:h text:style-name="Heading_20_4" text:outline-level="4"><text:span text:style-name="Strong_20_Emphasis">5. Procedures for Encryption Key Protection (3.5)</text:span></text:h>
      <text:list text:style-name="L5">
        <text:list-item>
          <text:p text:style-name="P12"><text:span text:style-name="Strong_20_Emphasis">Description</text:span>: Encryption keys must be securely stored and managed to prevent unauthorized access.</text:p>
        </text:list-item>
        <text:list-item>
          <text:p text:style-name="P12"><text:span text:style-name="Strong_20_Emphasis">Action Steps</text:span>:</text:p>
          <text:list>
            <text:list-item>
              <text:p text:style-name="P12">Limit access to encryption keys to authorized personnel only.</text:p>
            </text:list-item>
            <text:list-item>
              <text:p text:style-name="P11">Store encryption keys in <text:span text:style-name="Strong_20_Emphasis">hardware security modules (HSMs)</text:span> or secure vaults.</text:p>
            </text:list-item>
          </text:list>
        </text:list-item>
      </text:list>
      <text:h text:style-name="Heading_20_4" text:outline-level="4"><text:span text:style-name="Strong_20_Emphasis">Example</text:span>:</text:h>
      <text:p text:style-name="Text_20_body">The encryption keys used to secure CHD are stored in a <text:span text:style-name="Strong_20_Emphasis">dedicated HSM</text:span> that only authorized security personnel can access. Regular audits ensure that the encryption keys are protected.</text:p>
      <text:p text:style-name="Horizontal_20_Line"/>
      <text:h text:style-name="Heading_20_4" text:outline-level="4"><text:span text:style-name="Strong_20_Emphasis">6. Procedures for Encryption Key Management (3.6)</text:span></text:h>
      <text:list text:style-name="L6">
        <text:list-item>
          <text:p text:style-name="P14"><text:span text:style-name="Strong_20_Emphasis">Description</text:span>: Establish procedures for <text:span text:style-name="Strong_20_Emphasis">key generation</text:span>, <text:span text:style-name="Strong_20_Emphasis">storage</text:span>, <text:span text:style-name="Strong_20_Emphasis">distribution</text:span>, and <text:span text:style-name="Strong_20_Emphasis">rotation</text:span>.</text:p>
        </text:list-item>
        <text:list-item>
          <text:p text:style-name="P14"><text:span text:style-name="Strong_20_Emphasis">Action Steps</text:span>:</text:p>
          <text:list>
            <text:list-item>
              <text:p text:style-name="P14">Define the <text:span text:style-name="Strong_20_Emphasis">cryptoperiod</text:span> for each encryption key (e.g., how long a key is valid before it must be rotated).</text:p>
            </text:list-item>
            <text:list-item>
              <text:p text:style-name="P13">Use <text:span text:style-name="Strong_20_Emphasis">dual control</text:span> and <text:span text:style-name="Strong_20_Emphasis">split knowledge</text:span> for key management to prevent unauthorized use.</text:p>
            </text:list-item>
          </text:list>
        </text:list-item>
      </text:list>
      <text:h text:style-name="Heading_20_4" text:outline-level="4"><text:span text:style-name="Strong_20_Emphasis">Example</text:span>:</text:h>
      <text:p text:style-name="Text_20_body">The company’s cryptoperiod for each encryption key is set to one year. After this period, keys are rotated, and the old keys are securely destroyed. <text:span text:style-name="Strong_20_Emphasis">Split knowledge</text:span> ensures no single employee has full access to the keys.</text:p>
      <text:p text:style-name="Horizontal_20_Line"><text:soft-page-break/></text:p>
      <text:h text:style-name="Heading_20_4" text:outline-level="4"><text:span text:style-name="Strong_20_Emphasis">7. Documenting and Enforcing Policies and Procedures (3.7)</text:span></text:h>
      <text:list text:style-name="L7">
        <text:list-item>
          <text:p text:style-name="P16"><text:span text:style-name="Strong_20_Emphasis">Description</text:span>: Ensure that all encryption and security procedures are documented, enforced, and regularly reviewed.</text:p>
        </text:list-item>
        <text:list-item>
          <text:p text:style-name="P16"><text:span text:style-name="Strong_20_Emphasis">Action Steps</text:span>:</text:p>
          <text:list>
            <text:list-item>
              <text:p text:style-name="P16">Create and distribute security policies covering <text:span text:style-name="Strong_20_Emphasis">encryption, key management, CHD storage, and data retention</text:span>.</text:p>
            </text:list-item>
            <text:list-item>
              <text:p text:style-name="P15">Train all employees on these policies, especially those with access to sensitive data.</text:p>
            </text:list-item>
          </text:list>
        </text:list-item>
      </text:list>
      <text:h text:style-name="Heading_20_4" text:outline-level="4"><text:span text:style-name="Strong_20_Emphasis">Example</text:span>:</text:h>
      <text:p text:style-name="Text_20_body">The company maintains a <text:span text:style-name="Strong_20_Emphasis">Security Policy Manual</text:span> that outlines the procedures for protecting CHD and encryption key management. All employees receive regular training to stay updated on security best practices.</text:p>
      <text:p text:style-name="Horizontal_20_Line"/>
      <text:h text:style-name="Heading_20_3" text:outline-level="3"><text:span text:style-name="Strong_20_Emphasis">Policies and Procedures Documents Examples</text:span></text:h>
      <text:p text:style-name="Text_20_body">Here are <text:span text:style-name="Strong_20_Emphasis">three key documents</text:span> that a company must prepare and maintain:</text:p>
      <text:h text:style-name="Heading_20_4" text:outline-level="4"><text:span text:style-name="Strong_20_Emphasis">1. Data Retention Policy</text:span>:</text:h>
      <text:list text:style-name="L8">
        <text:list-item>
          <text:p text:style-name="P18"><text:span text:style-name="Strong_20_Emphasis">Purpose</text:span>: To define the duration and purpose for which CHD is retained.</text:p>
        </text:list-item>
        <text:list-item>
          <text:p text:style-name="P18"><text:span text:style-name="Strong_20_Emphasis">Key Elements</text:span>:</text:p>
          <text:list>
            <text:list-item>
              <text:p text:style-name="P18">Duration of CHD storage (e.g., 90 days after processing).</text:p>
            </text:list-item>
            <text:list-item>
              <text:p text:style-name="P18">Secure disposal methods (e.g., shredding, wiping hard drives).</text:p>
            </text:list-item>
            <text:list-item>
              <text:p text:style-name="P17">Quarterly review of the data retention process.</text:p>
            </text:list-item>
          </text:list>
        </text:list-item>
      </text:list>
      <text:p text:style-name="Text_20_body"><text:span text:style-name="Strong_20_Emphasis">Download Sample</text:span>: Data Retention Policy Example</text:p>
      <text:p text:style-name="Horizontal_20_Line"/>
      <text:h text:style-name="Heading_20_4" text:outline-level="4"><text:span text:style-name="Strong_20_Emphasis">2. Encryption Key Management Policy</text:span>:</text:h>
      <text:list text:style-name="L9">
        <text:list-item>
          <text:p text:style-name="P20"><text:span text:style-name="Strong_20_Emphasis">Purpose</text:span>: To ensure that encryption keys are securely managed throughout their lifecycle.</text:p>
        </text:list-item>
        <text:list-item>
          <text:p text:style-name="P20"><text:span text:style-name="Strong_20_Emphasis">Key Elements</text:span>:</text:p>
          <text:list>
            <text:list-item>
              <text:p text:style-name="P20">Procedures for <text:span text:style-name="Strong_20_Emphasis">key generation</text:span>, <text:span text:style-name="Strong_20_Emphasis">distribution</text:span>, and <text:span text:style-name="Strong_20_Emphasis">rotation</text:span>.</text:p>
            </text:list-item>
            <text:list-item>
              <text:p text:style-name="P20"><text:span text:style-name="Strong_20_Emphasis">Cryptoperiods</text:span> and guidelines for key expiration and destruction.</text:p>
            </text:list-item>
            <text:list-item>
              <text:p text:style-name="P19">Dual control and split knowledge for key management.</text:p>
            </text:list-item>
          </text:list>
        </text:list-item>
      </text:list>
      <text:p text:style-name="Text_20_body"><text:span text:style-name="Strong_20_Emphasis">Download Sample</text:span>: Encryption Key Management Policy Example</text:p>
      <text:p text:style-name="Horizontal_20_Line"/>
      <text:h text:style-name="Heading_20_4" text:outline-level="4"><text:span text:style-name="Strong_20_Emphasis">3. CHD Masking and Access Control Policy</text:span>:</text:h>
      <text:list text:style-name="L10">
        <text:list-item>
          <text:p text:style-name="P22"><text:span text:style-name="Strong_20_Emphasis">Purpose</text:span>: To define how PANs should be masked and who can access full PANs.</text:p>
        </text:list-item>
        <text:list-item>
          <text:p text:style-name="P22"><text:span text:style-name="Strong_20_Emphasis">Key Elements</text:span>:</text:p>
          <text:list>
            <text:list-item>
              <text:p text:style-name="P22"><text:span text:style-name="Strong_20_Emphasis">Masking rules</text:span> (e.g., first 6 and last 4 digits visible).</text:p>
            </text:list-item>
            <text:list-item>
              <text:p text:style-name="P22"><text:span text:style-name="Strong_20_Emphasis">Role-based access control</text:span> to ensure that only authorized personnel can view full PANs.</text:p>
            </text:list-item>
            <text:list-item>
              <text:p text:style-name="P21"><text:soft-page-break/>Procedures for reviewing access permissions.</text:p>
            </text:list-item>
          </text:list>
        </text:list-item>
      </text:list>
      <text:p text:style-name="Text_20_body"><text:span text:style-name="Strong_20_Emphasis">Download Sample</text:span>: CHD Masking and Access Control Policy Example</text:p>
      <text:p text:style-name="Horizontal_20_Line"/>
      <text:h text:style-name="Heading_20_3" text:outline-level="3"><text:span text:style-name="Strong_20_Emphasis">Implementation Steps for Each Employee Role</text:span></text:h>
      <text:h text:style-name="Heading_20_4" text:outline-level="4"><text:span text:style-name="Strong_20_Emphasis">1. DevOps Team</text:span></text:h>
      <text:list text:style-name="L11">
        <text:list-item>
          <text:p text:style-name="P24"><text:span text:style-name="Strong_20_Emphasis">Responsibilities</text:span>:</text:p>
          <text:list>
            <text:list-item>
              <text:p text:style-name="P24">Apply encryption protocols to all systems storing or transmitting CHD.</text:p>
            </text:list-item>
            <text:list-item>
              <text:p text:style-name="P24">Ensure encryption keys are stored in secure environments (e.g., HSMs).</text:p>
            </text:list-item>
          </text:list>
        </text:list-item>
        <text:list-item>
          <text:p text:style-name="P24"><text:span text:style-name="Strong_20_Emphasis">Tools to Use</text:span>:</text:p>
          <text:list>
            <text:list-item>
              <text:p text:style-name="P24"><text:span text:style-name="Strong_20_Emphasis">SSL/TLS</text:span> for secure communication.</text:p>
            </text:list-item>
            <text:list-item>
              <text:p text:style-name="P23"><text:span text:style-name="Strong_20_Emphasis">Automated Encryption Management</text:span> tools for key rotation and distribution.</text:p>
            </text:list-item>
          </text:list>
        </text:list-item>
      </text:list>
      <text:h text:style-name="Heading_20_4" text:outline-level="4"><text:span text:style-name="Strong_20_Emphasis">2. System Administrators</text:span></text:h>
      <text:list text:style-name="L12">
        <text:list-item>
          <text:p text:style-name="P26"><text:span text:style-name="Strong_20_Emphasis">Responsibilities</text:span>:</text:p>
          <text:list>
            <text:list-item>
              <text:p text:style-name="P26">Enforce masking policies for PANs and ensure strong encryption for stored CHD.</text:p>
            </text:list-item>
            <text:list-item>
              <text:p text:style-name="P26">Regularly audit all systems to ensure compliance with encryption and key management policies.</text:p>
            </text:list-item>
          </text:list>
        </text:list-item>
        <text:list-item>
          <text:p text:style-name="P26"><text:span text:style-name="Strong_20_Emphasis">Tools to Use</text:span>:</text:p>
          <text:list>
            <text:list-item>
              <text:p text:style-name="P26"><text:span text:style-name="Strong_20_Emphasis">Disk Encryption Tools</text:span> (e.g., BitLocker, LUKS).</text:p>
            </text:list-item>
            <text:list-item>
              <text:p text:style-name="P25"><text:span text:style-name="Strong_20_Emphasis">Key Management Systems</text:span> for managing and auditing encryption keys.</text:p>
            </text:list-item>
          </text:list>
        </text:list-item>
      </text:list>
      <text:h text:style-name="Heading_20_4" text:outline-level="4"><text:span text:style-name="Strong_20_Emphasis">3. IT Security Team</text:span></text:h>
      <text:list text:style-name="L13">
        <text:list-item>
          <text:p text:style-name="P28"><text:span text:style-name="Strong_20_Emphasis">Responsibilities</text:span>:</text:p>
          <text:list>
            <text:list-item>
              <text:p text:style-name="P28">Create, update, and enforce security policies covering encryption and CHD protection.</text:p>
            </text:list-item>
            <text:list-item>
              <text:p text:style-name="P28">Conduct regular audits and risk assessments to ensure the company is PCI-DSS compliant.</text:p>
            </text:list-item>
          </text:list>
        </text:list-item>
        <text:list-item>
          <text:p text:style-name="P28"><text:span text:style-name="Strong_20_Emphasis">Tools to Use</text:span>:</text:p>
          <text:list>
            <text:list-item>
              <text:p text:style-name="P28"><text:span text:style-name="Strong_20_Emphasis">Security Information and Event Management (SIEM)</text:span> tools for real-time monitoring.</text:p>
            </text:list-item>
            <text:list-item>
              <text:p text:style-name="P27"><text:span text:style-name="Strong_20_Emphasis">Vulnerability scanners</text:span> to identify misconfigurations in encryption or access controls.</text:p>
            </text:list-item>
          </text:list>
        </text:list-item>
      </text:list>
      <text:h text:style-name="Heading_20_4" text:outline-level="4"><text:span text:style-name="Strong_20_Emphasis">4. Project Managers</text:span></text:h>
      <text:list text:style-name="L14">
        <text:list-item>
          <text:p text:style-name="P30"><text:span text:style-name="Strong_20_Emphasis">Responsibilities</text:span>:</text:p>
          <text:list>
            <text:list-item>
              <text:p text:style-name="P30">Ensure all encryption and CHD storage requirements are met in project timelines.</text:p>
            </text:list-item>
            <text:list-item>
              <text:p text:style-name="P30">Allocate resources for training and tools needed to comply with PCI-DSS Requirement 3.</text:p>
            </text:list-item>
          </text:list>
        </text:list-item>
        <text:list-item>
          <text:p text:style-name="P30"><text:span text:style-name="Strong_20_Emphasis">Tools to Use</text:span>:</text:p>
          <text:list>
            <text:list-item>
              <text:p text:style-name="P29"><text:span text:style-name="Strong_20_Emphasis">Project Management Tools</text:span> (e.g., Jira, Asana) for tracking compliance-related tasks.</text:p>
            </text:list-item>
          </text:list>
        </text:list-item>
      </text:list>
      <text:p text:style-name="Horizontal_20_Line"/>
      <text:p text:style-name="Text_20_body"><text:soft-page-break/>By following the best practices outlined in <text:span text:style-name="Strong_20_Emphasis">PCI-DSS Requirement 3</text:span>, companies can ensure that <text:span text:style-name="Strong_20_Emphasis">cardholder data</text:span> remains secure and compliant with industry standards.</text:p>
      <text:p text:style-name="Standard"/>
      <text:p text:style-name="P2">************</text:p>
      <text:p text:style-name="P2">Policies example:</text:p>
      <text:p text:style-name="P2"/>
      <text:h text:style-name="P1" text:outline-level="3"><text:span text:style-name="Strong_20_Emphasis">1. Data Retention Policy</text:span></text:h>
      <text:p text:style-name="Text_20_body"><text:span text:style-name="Strong_20_Emphasis">Purpose:</text:span></text:p>
      <text:p text:style-name="Text_20_body">The purpose of this policy is to define the requirements for retaining cardholder data (CHD) and to ensure its secure disposal when no longer needed.</text:p>
      <text:p text:style-name="Text_20_body"><text:span text:style-name="Strong_20_Emphasis">Policy Details:</text:span></text:p>
      <text:list text:style-name="L15">
        <text:list-item>
          <text:p text:style-name="P31"><text:span text:style-name="Strong_20_Emphasis">Retention Period:</text:span></text:p>
          <text:list>
            <text:list-item>
              <text:p text:style-name="P32">CHD should be retained only for the period necessary to meet legal, regulatory, and business requirements.</text:p>
            </text:list-item>
            <text:list-item>
              <text:p text:style-name="P32">The maximum retention period for CHD is <text:span text:style-name="Strong_20_Emphasis">90 days</text:span> after the completion of a transaction.</text:p>
            </text:list-item>
            <text:list-item>
              <text:p text:style-name="P32">After the retention period, all CHD must be securely deleted or destroyed.</text:p>
            </text:list-item>
          </text:list>
        </text:list-item>
        <text:list-item>
          <text:p text:style-name="P31"><text:span text:style-name="Strong_20_Emphasis">Secure Disposal Methods:</text:span></text:p>
          <text:list>
            <text:list-item>
              <text:p text:style-name="P32"><text:span text:style-name="Strong_20_Emphasis">Printed Materials:</text:span></text:p>
              <text:list>
                <text:list-item>
                  <text:p text:style-name="P32">Shred all physical documents containing CHD using cross-cut shredders.</text:p>
                </text:list-item>
                <text:list-item>
                  <text:p text:style-name="P32">Alternatively, use professional document destruction services.</text:p>
                </text:list-item>
              </text:list>
            </text:list-item>
            <text:list-item>
              <text:p text:style-name="P32"><text:span text:style-name="Strong_20_Emphasis">Electronic Data:</text:span></text:p>
              <text:list>
                <text:list-item>
                  <text:p text:style-name="P32">Securely erase electronic files containing CHD using industry-standard data wiping tools that ensure data cannot be recovered.</text:p>
                </text:list-item>
                <text:list-item>
                  <text:p text:style-name="P32">Overwrite data at least three times or use cryptographic erasure methods.</text:p>
                </text:list-item>
              </text:list>
            </text:list-item>
          </text:list>
        </text:list-item>
        <text:list-item>
          <text:p text:style-name="P31"><text:span text:style-name="Strong_20_Emphasis">Quarterly Review:</text:span></text:p>
          <text:list>
            <text:list-item>
              <text:p text:style-name="P32">The data retention and disposal procedures will be reviewed quarterly by the IT Security Team.</text:p>
            </text:list-item>
            <text:list-item>
              <text:p text:style-name="P31">Any discrepancies or non-compliance issues must be addressed immediately.</text:p>
            </text:list-item>
          </text:list>
        </text:list-item>
      </text:list>
      <text:p text:style-name="Text_20_body"><text:span text:style-name="Strong_20_Emphasis">Responsibilities:</text:span></text:p>
      <text:list text:style-name="L16">
        <text:list-item>
          <text:p text:style-name="P34"><text:span text:style-name="Strong_20_Emphasis">IT Security Team:</text:span> Oversee the implementation of this policy and conduct regular reviews.</text:p>
        </text:list-item>
        <text:list-item>
          <text:p text:style-name="P33"><text:span text:style-name="Strong_20_Emphasis">All Employees:</text:span> Comply with data retention limits and follow disposal procedures.</text:p>
        </text:list-item>
      </text:list>
      <text:p text:style-name="Horizontal_20_Line"/>
      <text:h text:style-name="Heading_20_3" text:outline-level="3"><text:span text:style-name="Strong_20_Emphasis">2. Encryption Key Management Policy</text:span></text:h>
      <text:p text:style-name="Text_20_body"><text:span text:style-name="Strong_20_Emphasis">Purpose:</text:span></text:p>
      <text:p text:style-name="Text_20_body">To ensure the secure generation, distribution, storage, rotation, and destruction of encryption keys used for protecting cardholder data.</text:p>
      <text:p text:style-name="Text_20_body"><text:span text:style-name="Strong_20_Emphasis">Policy Details:</text:span></text:p>
      <text:list text:style-name="L17">
        <text:list-item>
          <text:p text:style-name="P35"><text:soft-page-break/><text:span text:style-name="Strong_20_Emphasis">Key Generation:</text:span></text:p>
          <text:list>
            <text:list-item>
              <text:p text:style-name="P36">Encryption keys must be generated using strong cryptographic algorithms compliant with industry standards (e.g., AES-256).</text:p>
            </text:list-item>
            <text:list-item>
              <text:p text:style-name="P36">Use secure key generation tools or hardware security modules (HSMs).</text:p>
            </text:list-item>
          </text:list>
        </text:list-item>
        <text:list-item>
          <text:p text:style-name="P35"><text:span text:style-name="Strong_20_Emphasis">Key Storage:</text:span></text:p>
          <text:list>
            <text:list-item>
              <text:p text:style-name="P36">Store encryption keys securely in HSMs or encrypted key vaults.</text:p>
            </text:list-item>
            <text:list-item>
              <text:p text:style-name="P36">Limit access to encryption keys to authorized personnel only.</text:p>
            </text:list-item>
            <text:list-item>
              <text:p text:style-name="P36">Do not store encryption keys in the same location as the encrypted data.</text:p>
            </text:list-item>
          </text:list>
        </text:list-item>
        <text:list-item>
          <text:p text:style-name="P35"><text:span text:style-name="Strong_20_Emphasis">Key Distribution:</text:span></text:p>
          <text:list>
            <text:list-item>
              <text:p text:style-name="P36">Distribute encryption keys securely using encrypted channels.</text:p>
            </text:list-item>
            <text:list-item>
              <text:p text:style-name="P36">Implement dual control procedures where two authorized individuals are required to access or distribute keys.</text:p>
            </text:list-item>
          </text:list>
        </text:list-item>
        <text:list-item>
          <text:p text:style-name="P35"><text:span text:style-name="Strong_20_Emphasis">Key Rotation (Cryptoperiod):</text:span></text:p>
          <text:list>
            <text:list-item>
              <text:p text:style-name="P36">Define a cryptoperiod for each key, not exceeding <text:span text:style-name="Strong_20_Emphasis">one year</text:span>.</text:p>
            </text:list-item>
            <text:list-item>
              <text:p text:style-name="P36">Rotate keys regularly and immediately if a key is suspected to be compromised.</text:p>
            </text:list-item>
          </text:list>
        </text:list-item>
        <text:list-item>
          <text:p text:style-name="P35"><text:span text:style-name="Strong_20_Emphasis">Key Destruction:</text:span></text:p>
          <text:list>
            <text:list-item>
              <text:p text:style-name="P36">Securely destroy obsolete or compromised keys using methods that prevent recovery.</text:p>
            </text:list-item>
            <text:list-item>
              <text:p text:style-name="P36">Document the destruction process and have it witnessed by authorized personnel.</text:p>
            </text:list-item>
          </text:list>
        </text:list-item>
        <text:list-item>
          <text:p text:style-name="P35"><text:span text:style-name="Strong_20_Emphasis">Access Control and Monitoring:</text:span></text:p>
          <text:list>
            <text:list-item>
              <text:p text:style-name="P36">Implement role-based access control (RBAC) to restrict key access.</text:p>
            </text:list-item>
            <text:list-item>
              <text:p text:style-name="P36">Maintain logs of all key management activities for auditing purposes.</text:p>
            </text:list-item>
          </text:list>
        </text:list-item>
        <text:list-item>
          <text:p text:style-name="P35"><text:span text:style-name="Strong_20_Emphasis">Incident Response:</text:span></text:p>
          <text:list>
            <text:list-item>
              <text:p text:style-name="P36">In the event of a key compromise, immediately enact incident response procedures.</text:p>
            </text:list-item>
            <text:list-item>
              <text:p text:style-name="P35">Notify all relevant stakeholders and replace affected keys.</text:p>
            </text:list-item>
          </text:list>
        </text:list-item>
      </text:list>
      <text:p text:style-name="Text_20_body"><text:span text:style-name="Strong_20_Emphasis">Responsibilities:</text:span></text:p>
      <text:list text:style-name="L18">
        <text:list-item>
          <text:p text:style-name="P38"><text:span text:style-name="Strong_20_Emphasis">IT Security Team:</text:span> Manage key lifecycle processes and ensure compliance.</text:p>
        </text:list-item>
        <text:list-item>
          <text:p text:style-name="P37"><text:span text:style-name="Strong_20_Emphasis">Authorized Personnel:</text:span> Follow procedures for key handling and report any security incidents.</text:p>
        </text:list-item>
      </text:list>
      <text:p text:style-name="Horizontal_20_Line"/>
      <text:h text:style-name="Heading_20_3" text:outline-level="3"><text:span text:style-name="Strong_20_Emphasis">3. CHD Masking and Access Control Policy</text:span></text:h>
      <text:p text:style-name="Text_20_body"><text:span text:style-name="Strong_20_Emphasis">Purpose:</text:span></text:p>
      <text:p text:style-name="Text_20_body">To define the masking of Primary Account Numbers (PANs) and establish strict access controls to protect cardholder data.</text:p>
      <text:p text:style-name="Text_20_body"><text:span text:style-name="Strong_20_Emphasis">Policy Details:</text:span></text:p>
      <text:list text:style-name="L19">
        <text:list-item>
          <text:p text:style-name="P39"><text:span text:style-name="Strong_20_Emphasis">PAN Masking:</text:span></text:p>
          <text:list>
            <text:list-item>
              <text:p text:style-name="P40">When displayed, PANs must be masked to show only the <text:span text:style-name="Strong_20_Emphasis">first six</text:span> and <text:span text:style-name="Strong_20_Emphasis">last four digits</text:span> (e.g., 1234 56XX XXXX 7890).</text:p>
            </text:list-item>
            <text:list-item>
              <text:p text:style-name="P40"><text:soft-page-break/>Full PANs must not be visible on screens, reports, or printed documents unless absolutely necessary and authorized.</text:p>
            </text:list-item>
          </text:list>
        </text:list-item>
        <text:list-item>
          <text:p text:style-name="P39"><text:span text:style-name="Strong_20_Emphasis">Access Control:</text:span></text:p>
          <text:list>
            <text:list-item>
              <text:p text:style-name="P40">Implement role-based access control (RBAC) to restrict access to systems displaying full PANs.</text:p>
            </text:list-item>
            <text:list-item>
              <text:p text:style-name="P40">Only employees with a legitimate business need may access unmasked PANs.</text:p>
            </text:list-item>
            <text:list-item>
              <text:p text:style-name="P40">Access rights must be approved by management and reviewed quarterly.</text:p>
            </text:list-item>
          </text:list>
        </text:list-item>
        <text:list-item>
          <text:p text:style-name="P39"><text:span text:style-name="Strong_20_Emphasis">Logging and Monitoring:</text:span></text:p>
          <text:list>
            <text:list-item>
              <text:p text:style-name="P40">Log all access to systems where full PANs can be viewed.</text:p>
            </text:list-item>
            <text:list-item>
              <text:p text:style-name="P40">Monitor logs regularly to detect unauthorized access or suspicious activities.</text:p>
            </text:list-item>
          </text:list>
        </text:list-item>
        <text:list-item>
          <text:p text:style-name="P39"><text:span text:style-name="Strong_20_Emphasis">Employee Training:</text:span></text:p>
          <text:list>
            <text:list-item>
              <text:p text:style-name="P40">Train employees on the importance of CHD protection and proper handling procedures.</text:p>
            </text:list-item>
            <text:list-item>
              <text:p text:style-name="P40">Provide regular updates on security policies and best practices.</text:p>
            </text:list-item>
          </text:list>
        </text:list-item>
        <text:list-item>
          <text:p text:style-name="P39"><text:span text:style-name="Strong_20_Emphasis">Incident Response:</text:span></text:p>
          <text:list>
            <text:list-item>
              <text:p text:style-name="P40">Immediately report any unauthorized access or disclosure of PANs to the IT Security Team.</text:p>
            </text:list-item>
            <text:list-item>
              <text:p text:style-name="P39">Follow the incident response plan to mitigate risks and notify affected parties if necessary.</text:p>
            </text:list-item>
          </text:list>
        </text:list-item>
      </text:list>
      <text:p text:style-name="Text_20_body"><text:span text:style-name="Strong_20_Emphasis">Responsibilities:</text:span></text:p>
      <text:list text:style-name="L20">
        <text:list-item>
          <text:p text:style-name="P42"><text:span text:style-name="Strong_20_Emphasis">IT Security Team:</text:span> Implement and enforce masking and access control measures.</text:p>
        </text:list-item>
        <text:list-item>
          <text:p text:style-name="P42"><text:span text:style-name="Strong_20_Emphasis">Managers:</text:span> Approve access requests and ensure their team complies with policies.</text:p>
        </text:list-item>
        <text:list-item>
          <text:p text:style-name="P41"><text:span text:style-name="Strong_20_Emphasis">Employees:</text:span> Adhere to access controls and report any security concerns.</text:p>
        </text:list-item>
      </text:list>
      <text:p text:style-name="Horizontal_20_Line"/>
      <text:p text:style-name="Text_20_body"><text:span text:style-name="Strong_20_Emphasis">Note:</text:span> Please ensure that these policies are reviewed by your legal and compliance teams to align with your company's specific requirements and local regulations. Customize the policies as needed to fit your organizational contex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05:59:53.893000000</meta:creation-date>
    <dc:date>2024-10-10T06:04:56.859000000</dc:date>
    <meta:editing-duration>PT5M2S</meta:editing-duration>
    <meta:editing-cycles>2</meta:editing-cycles>
    <meta:generator>LibreOffice/24.2.5.2$Windows_X86_64 LibreOffice_project/bffef4ea93e59bebbeaf7f431bb02b1a39ee8a59</meta:generator>
    <meta:document-statistic meta:table-count="0" meta:image-count="0" meta:object-count="0" meta:page-count="7" meta:paragraph-count="182" meta:word-count="1814" meta:character-count="11749" meta:non-whitespace-character-count="10242"/>
  </office:meta>
</office:document-meta>
</file>